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.9cm" svg:height="1.8cm" svg:x="9.7cm" svg:y="2.6cm">
          <text:p text:style-name="P1">OpenC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2.1cm" svg:x="8.6cm" svg:y="6.9cm">
          <text:p text:style-name="P1">Librairi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44cm" svg:y1="10cm" svg:x2="8.544cm" svg:y2="10cm">
          <text:p/>
        </draw:line>
        <draw:line draw:style-name="gr2" draw:text-style-name="P1" draw:layer="layout" svg:x1="11.3cm" svg:y1="6.9cm" svg:x2="11.3cm" svg:y2="4.4cm">
          <text:p/>
        </draw:line>
        <draw:custom-shape draw:style-name="gr1" draw:text-style-name="P1" draw:layer="layout" svg:width="13cm" svg:height="2.1cm" svg:x="8.6cm" svg:y="9cm">
          <text:p text:style-name="P1"><text:span text:style-name="T1">enum Type_Track </text:span><text:span text:style-name="T1"><text:line-break/></text:span><text:span text:style-name="T1">{TRACK_COLOR, TRACK_SHAPE, TRACK_BLOB}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cm" svg:height="4cm" svg:x="8.6cm" svg:y="11.1cm">
          <text:p text:style-name="P2"><text:span text:style-name="T1">+calibration( Type_Track )</text:span></text:p>
          <text:p text:style-name="P2"><text:span text:style-name="T1">+track( Type_Track )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1.8cm" svg:x="16.6cm" svg:y="2.6cm">
          <text:p text:style-name="P1">CvBlob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2cm" svg:y1="6.9cm" svg:x2="18.2cm" svg:y2="4.4cm">
          <text:p/>
        </draw:line>
        <draw:frame draw:style-name="gr3" draw:text-style-name="P3" draw:layer="layout" svg:width="5.5cm" svg:height="1.55cm" svg:x="1.3cm" svg:y="9.55cm">
          <draw:text-box>
            <text:p text:style-name="P3"><text:span text:style-name="T2">appels utilisateurs</text:span></text:p>
          </draw:text-box>
        </draw:frame>
        <draw:line draw:style-name="gr2" draw:text-style-name="P1" draw:layer="layout" svg:x1="2.5cm" svg:y1="18.4cm" svg:x2="3.9cm" svg:y2="18.4cm">
          <text:p/>
        </draw:line>
        <draw:frame draw:style-name="gr4" draw:layer="layout" svg:width="2.4cm" svg:height="1.25cm" svg:x="5.1cm" svg:y="17.9cm">
          <draw:text-box>
            <text:p>Utilise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cm" svg:stroke-color="#000000" draw:marker-start-width="0.28cm" draw:marker-end-width="0.28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ffrey </meta:initial-creator>
    <meta:creation-date>2012-04-24T19:06:27</meta:creation-date>
    <dc:date>2012-04-24T19:16:56</dc:date>
    <dc:creator>geoffrey </dc:creator>
    <meta:editing-duration>PT10M29S</meta:editing-duration>
    <meta:editing-cycles>2</meta:editing-cycles>
    <meta:generator>LibreOffice/3.4$Linux LibreOffice_project/340m1$Build-402</meta:generator>
    <meta:document-statistic meta:object-count="11"/>
  </office:meta>
</office:document-meta>
</file>